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styles.xml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2" style:family="graphic" style:parent-style-name="standard">
      <style:graphic-properties svg:stroke-width="0cm" draw:marker-start-width="0.155cm" draw:marker-end-width="0.155cm" draw:fill="solid" draw:fill-color="#ffffff" draw:textarea-horizontal-align="center" draw:textarea-vertical-align="middle" fo:padding-top="0cm" fo:padding-bottom="0cm" fo:padding-left="0cm" fo:padding-right="0cm"/>
    </style:style>
    <style:style style:name="gr3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cm" svg:stroke-color="#ffffff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cm" svg:stroke-color="#ffffff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svg:stroke-width="0cm" draw:marker-start-width="0.279cm" draw:marker-end="Arrow" draw:marker-end-width="0.102cm" draw:textarea-horizontal-align="center" draw:textarea-vertical-align="middle" fo:padding-top="0.087cm" fo:padding-bottom="0.087cm" fo:padding-left="0.212cm" fo:padding-right="0.2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Raavi" style:font-family-generic-complex="system" style:font-pitch-complex="variable" style:font-size-complex="18pt" style:language-complex="pa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86cm" svg:y1="1.027cm" svg:x2="4.613cm" svg:y2="1.026cm">
          <text:p/>
        </draw:line>
        <draw:line draw:style-name="gr1" draw:text-style-name="P1" draw:layer="layout" svg:x1="4.195cm" svg:y1="2.907cm" svg:x2="7.284cm" svg:y2="2.905cm">
          <text:p/>
        </draw:line>
        <draw:rect draw:style-name="gr2" draw:text-style-name="P2" draw:layer="layout" svg:width="0.839cm" svg:height="0.315cm" svg:x="4.607cm" svg:y="0.854cm">
          <text:p/>
        </draw:rect>
        <draw:g>
          <draw:ellipse draw:style-name="gr3" draw:text-style-name="P3" draw:layer="layout" svg:width="-0.201cm" svg:height="-0.302cm" svg:x="6.423cm" svg:y="1.2cm" draw:kind="arc" draw:start-angle="178.71" draw:end-angle="0.34">
            <text:p/>
          </draw:ellipse>
          <draw:ellipse draw:style-name="gr4" draw:text-style-name="P3" draw:layer="layout" svg:width="-0.202cm" svg:height="-0.302cm" svg:x="6.623cm" svg:y="1.197cm" draw:kind="arc" draw:start-angle="178.71" draw:end-angle="0.34">
            <text:p/>
          </draw:ellipse>
          <draw:ellipse draw:style-name="gr5" draw:text-style-name="P3" draw:layer="layout" svg:width="-0.201cm" svg:height="-0.302cm" svg:x="6.824cm" svg:y="1.2cm" draw:kind="arc" draw:start-angle="178.71" draw:end-angle="0.34">
            <text:p/>
          </draw:ellipse>
          <draw:ellipse draw:style-name="gr6" draw:text-style-name="P3" draw:layer="layout" svg:width="-0.202cm" svg:height="-0.302cm" svg:x="6.224cm" svg:y="1.197cm" draw:kind="arc" draw:start-angle="178.71" draw:end-angle="0.34">
            <text:p/>
          </draw:ellipse>
          <draw:ellipse draw:style-name="gr7" draw:text-style-name="P3" draw:layer="layout" svg:width="-0.202cm" svg:height="-0.302cm" svg:x="6.024cm" svg:y="1.197cm" draw:kind="arc" draw:start-angle="178.71" draw:end-angle="0.34">
            <text:p/>
          </draw:ellipse>
          <draw:line draw:style-name="gr8" draw:text-style-name="P3" draw:layer="layout" svg:x1="6.825cm" svg:y1="1.068cm" svg:x2="5.825cm" svg:y2="1.068cm">
            <text:p/>
          </draw:line>
        </draw:g>
        <draw:line draw:style-name="gr1" draw:text-style-name="P1" draw:layer="layout" svg:x1="5.456cm" svg:y1="1.027cm" svg:x2="5.832cm" svg:y2="1.027cm">
          <text:p/>
        </draw:line>
        <draw:line draw:style-name="gr1" draw:text-style-name="P1" draw:layer="layout" svg:x1="6.828cm" svg:y1="1.047cm" svg:x2="7.305cm" svg:y2="1.047cm">
          <text:p/>
        </draw:line>
        <draw:frame draw:style-name="gr9" draw:layer="layout" svg:width="0.791cm" svg:height="0.529cm" svg:x="6.635cm" svg:y="1.62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draw:layer="layout" svg:width="2.763cm" svg:height="0.488cm" svg:x="4.338cm" svg:y="3.8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layer="layout" svg:width="3.038cm" svg:height="0.488cm" svg:x="4.266cm" svg:y="4.37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layer="layout" svg:width="0.534cm" svg:height="0.466cm" svg:x="6.908cm" svg:y="1.16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layer="layout" svg:width="0.534cm" svg:height="0.466cm" svg:x="6.878cm" svg:y="2.329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draw:layer="layout" svg:width="0.788cm" svg:height="0.529cm" svg:x="4.724cm" svg:y="0.26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draw:layer="layout" svg:width="1.035cm" svg:height="0.529cm" svg:x="5.729cm" svg:y="0.284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" draw:text-style-name="P1" draw:layer="layout" svg:x1="0.259cm" svg:y1="1.017cm" svg:x2="0.686cm" svg:y2="1.017cm">
          <text:p/>
        </draw:line>
        <draw:line draw:style-name="gr1" draw:text-style-name="P1" draw:layer="layout" svg:x1="0.269cm" svg:y1="2.908cm" svg:x2="3.276cm" svg:y2="2.908cm">
          <text:p/>
        </draw:line>
        <draw:rect draw:style-name="gr2" draw:text-style-name="P2" draw:layer="layout" svg:width="0.839cm" svg:height="0.315cm" svg:x="0.68cm" svg:y="0.845cm">
          <text:p/>
        </draw:rect>
        <draw:g>
          <draw:ellipse draw:style-name="gr10" draw:text-style-name="P3" draw:layer="layout" svg:width="-0.201cm" svg:height="-0.302cm" svg:x="2.496cm" svg:y="1.191cm" draw:kind="arc" draw:start-angle="178.71" draw:end-angle="0.34">
            <text:p/>
          </draw:ellipse>
          <draw:ellipse draw:style-name="gr11" draw:text-style-name="P3" draw:layer="layout" svg:width="-0.202cm" svg:height="-0.302cm" svg:x="2.696cm" svg:y="1.188cm" draw:kind="arc" draw:start-angle="178.71" draw:end-angle="0.34">
            <text:p/>
          </draw:ellipse>
          <draw:ellipse draw:style-name="gr12" draw:text-style-name="P3" draw:layer="layout" svg:width="-0.201cm" svg:height="-0.302cm" svg:x="2.897cm" svg:y="1.191cm" draw:kind="arc" draw:start-angle="178.71" draw:end-angle="0.34">
            <text:p/>
          </draw:ellipse>
          <draw:ellipse draw:style-name="gr13" draw:text-style-name="P3" draw:layer="layout" svg:width="-0.202cm" svg:height="-0.302cm" svg:x="2.297cm" svg:y="1.188cm" draw:kind="arc" draw:start-angle="178.71" draw:end-angle="0.34">
            <text:p/>
          </draw:ellipse>
          <draw:ellipse draw:style-name="gr14" draw:text-style-name="P3" draw:layer="layout" svg:width="-0.202cm" svg:height="-0.302cm" svg:x="2.097cm" svg:y="1.188cm" draw:kind="arc" draw:start-angle="178.71" draw:end-angle="0.34">
            <text:p/>
          </draw:ellipse>
          <draw:line draw:style-name="gr15" draw:text-style-name="P3" draw:layer="layout" svg:x1="2.898cm" svg:y1="1.059cm" svg:x2="1.898cm" svg:y2="1.059cm">
            <text:p/>
          </draw:line>
        </draw:g>
        <draw:line draw:style-name="gr1" draw:text-style-name="P1" draw:layer="layout" svg:x1="1.529cm" svg:y1="1.018cm" svg:x2="1.905cm" svg:y2="1.018cm">
          <text:p/>
        </draw:line>
        <draw:line draw:style-name="gr1" draw:text-style-name="P1" draw:layer="layout" svg:x1="2.901cm" svg:y1="1.038cm" svg:x2="3.276cm" svg:y2="1.038cm">
          <text:p/>
        </draw:line>
        <draw:frame draw:style-name="gr9" draw:layer="layout" svg:width="2.785cm" svg:height="0.49cm" svg:x="0.481cm" svg:y="3.64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layer="layout" svg:width="3.043cm" svg:height="0.487cm" svg:x="0.325cm" svg:y="4.20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9" draw:layer="layout" svg:width="0.788cm" svg:height="0.529cm" svg:x="0.649cm" svg:y="0.223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draw:layer="layout" svg:width="1.035cm" svg:height="0.529cm" svg:x="1.896cm" svg:y="0.27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9" draw:layer="layout" svg:width="0.789cm" svg:height="0.53cm" svg:x="0.267cm" svg:y="1.664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9" draw:layer="layout" svg:width="0.534cm" svg:height="0.466cm" svg:x="0.233cm" svg:y="1.139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9" draw:layer="layout" svg:width="0.534cm" svg:height="0.466cm" svg:x="0.223cm" svg:y="2.30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6" draw:text-style-name="P4" draw:layer="layout" svg:width="1.078cm" svg:height="0.911cm" svg:x="5.273cm" svg:y="2.766cm">
          <draw:text-box>
            <text:p><text:span text:style-name="T1">الف</text:span></text:p>
          </draw:text-box>
        </draw:frame>
        <draw:frame draw:style-name="gr16" draw:text-style-name="P4" draw:layer="layout" svg:width="0.714cm" svg:height="0.911cm" svg:x="1.521cm" svg:y="2.763cm">
          <draw:text-box>
            <text:p><text:span text:style-name="T1">با</text:span></text:p>
          </draw:text-box>
        </draw:frame>
        <draw:line draw:style-name="gr1" draw:text-style-name="P1" draw:layer="layout" svg:x1="3.266cm" svg:y1="1.018cm" svg:x2="3.266cm" svg:y2="2.918cm">
          <text:p/>
        </draw:line>
        <draw:line draw:style-name="gr17" draw:text-style-name="P1" draw:layer="layout" svg:x1="1.031cm" svg:y1="1.473cm" svg:x2="1.803cm" svg:y2="1.473cm">
          <text:p/>
        </draw:line>
        <draw:frame draw:style-name="gr9" draw:layer="layout" svg:width="0.69cm" svg:height="0.529cm" svg:x="1.752cm" svg:y="1.23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1" draw:text-style-name="P1" draw:layer="layout" svg:x1="4.185cm" svg:y1="1.017cm" svg:x2="4.185cm" svg:y2="2.917cm">
          <text:p/>
        </draw:line>
        <draw:line draw:style-name="gr17" draw:text-style-name="P1" draw:layer="layout" svg:x1="6.441cm" svg:y1="1.493cm" svg:x2="5.669cm" svg:y2="1.493cm">
          <text:p/>
        </draw:line>
        <draw:frame draw:style-name="gr9" draw:layer="layout" svg:width="0.69cm" svg:height="0.529cm" svg:x="4.967cm" svg:y="1.207cm"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7.62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I</math:mi>
      <math:mi math:fontstyle="italic">qd</math:mi>
    </math:msub>
    <math:annotation math:encoding="StarMath 5.0">I_qd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qd</math:mi>
    </math:msub>
    <math:annotation math:encoding="StarMath 5.0">V_qd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i>R</math:mi>
      <math:mi math:fontstyle="italic">ms</math:mi>
    </math:msub>
    <math:annotation math:encoding="StarMath 5.0">R_ms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ub>
      <math:mi math:fontstyle="italic">jX</math:mi>
      <math:mi math:fontstyle="italic">ms</math:mi>
    </math:msub>
    <math:annotation math:encoding="StarMath 5.0">jX_ms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ub>
      <math:mi>R</math:mi>
      <math:mi math:fontstyle="italic">ms</math:mi>
    </math:msub>
    <math:annotation math:encoding="StarMath 5.0">R_ms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b>
      <math:mi math:fontstyle="italic">jX</math:mi>
      <math:mi math:fontstyle="italic">ms</math:mi>
    </math:msub>
    <math:annotation math:encoding="StarMath 5.0">jX_ms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qd</math:mi>
    </math:msub>
    <math:annotation math:encoding="StarMath 5.0">V_qd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R</math:mi>
          <math:mi math:fontstyle="italic">qd</math:mi>
        </math:msub>
        <math:mo math:stretchy="false">=</math:mo>
        <math:msub>
          <math:mi>R</math:mi>
          <math:mi math:fontstyle="italic">ms</math:mi>
        </math:msub>
      </math:mrow>
      <math:mo math:stretchy="false">=</math:mo>
      <math:mrow>
        <math:msub>
          <math:mi>R</math:mi>
          <math:mn>1</math:mn>
        </math:msub>
        <math:mo math:stretchy="false">+</math:mo>
        <math:msubsup>
          <math:mi>R</math:mi>
          <math:mn>2</math:mn>
          <math:mi>'</math:mi>
        </math:msubsup>
      </math:mrow>
    </math:mrow>
    <math:annotation math:encoding="StarMath 5.0">R_qd=R_ms=R_1+R^{'}_2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R</math:mi>
          <math:mi math:fontstyle="italic">qd</math:mi>
        </math:msub>
        <math:mo math:stretchy="false">=</math:mo>
        <math:msub>
          <math:mi>R</math:mi>
          <math:mi math:fontstyle="italic">ms</math:mi>
        </math:msub>
      </math:mrow>
      <math:mo math:stretchy="false">=</math:mo>
      <math:mrow>
        <math:msubsup>
          <math:mi>R</math:mi>
          <math:mn>1</math:mn>
          <math:mi>'</math:mi>
        </math:msubsup>
        <math:mo math:stretchy="false">+</math:mo>
        <math:msub>
          <math:mi>R</math:mi>
          <math:mn>2</math:mn>
        </math:msub>
      </math:mrow>
    </math:mrow>
    <math:annotation math:encoding="StarMath 5.0">R_qd=R_ms=R^{'}_1+R_2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X</math:mi>
          <math:mi math:fontstyle="italic">qd</math:mi>
        </math:msub>
        <math:mo math:stretchy="false">=</math:mo>
        <math:msub>
          <math:mi>X</math:mi>
          <math:mi math:fontstyle="italic">ms</math:mi>
        </math:msub>
      </math:mrow>
      <math:mo math:stretchy="false">=</math:mo>
      <math:mrow>
        <math:msubsup>
          <math:mi>X</math:mi>
          <math:mn>1</math:mn>
          <math:mi>'</math:mi>
        </math:msubsup>
        <math:mo math:stretchy="false">+</math:mo>
        <math:msub>
          <math:mi>X</math:mi>
          <math:mn>2</math:mn>
        </math:msub>
      </math:mrow>
    </math:mrow>
    <math:annotation math:encoding="StarMath 5.0">X_qd=X_ms = X^{'}_1 + X_2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i>I</math:mi>
      <math:mi math:fontstyle="italic">qd</math:mi>
    </math:msub>
    <math:annotation math:encoding="StarMath 5.0">I_qd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X</math:mi>
          <math:mi math:fontstyle="italic">qd</math:mi>
        </math:msub>
        <math:mo math:stretchy="false">=</math:mo>
        <math:msub>
          <math:mi>X</math:mi>
          <math:mi math:fontstyle="italic">ms</math:mi>
        </math:msub>
      </math:mrow>
      <math:mo math:stretchy="false">=</math:mo>
      <math:mrow>
        <math:msub>
          <math:mi>X</math:mi>
          <math:mn>1</math:mn>
        </math:msub>
        <math:mo math:stretchy="false">+</math:mo>
        <math:msubsup>
          <math:mi>X</math:mi>
          <math:mn>2</math:mn>
          <math:mi>'</math:mi>
        </math:msubsup>
      </math:mrow>
    </math:mrow>
    <math:annotation math:encoding="StarMath 5.0">X_qd=X_ms = X_1 + X^{'}_2</math:annotation>
  </math:semantics>
</math:math>
</file>